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457cm" draw:marker-end-width="0.457cm" draw:fill="solid" draw:fill-color="#94bd5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width="0.102cm" draw:marker-start-width="0.457cm" draw:marker-end-width="0.457cm" draw:fill="solid" draw:fill-color="#7da647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svg:stroke-width="0.102cm" svg:stroke-color="#7da647" draw:marker-start-width="0.457cm" draw:marker-end-width="0.457cm" draw:stroke-linejoin="round" draw:fill="solid" draw:fill-color="#ffffff" draw:textarea-horizontal-align="justify" draw:textarea-vertical-align="middle" draw:auto-grow-height="false" fo:padding-top="0.176cm" fo:padding-bottom="0.176cm" fo:padding-left="0.301cm" fo:padding-right="0.301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0.16cm" svg:height="10.16cm" svg:x="1.281cm" svg:y="1.35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path draw:style-name="gr2" draw:text-style-name="P1" draw:layer="layout" svg:width="0.203cm" svg:height="4.825cm" svg:x="6.259cm" svg:y="1.654cm" svg:viewBox="0 0 204 4826" svg:d="m204 0-102 4826-102-4826zm102 4826c34-1609-34-1609 0 0z">
              <text:p/>
            </draw:path>
            <draw:path draw:style-name="gr2" draw:text-style-name="P1" draw:layer="layout" svg:width="0.203cm" svg:height="4.825cm" draw:transform="rotate (-1.57079632679579) translate (11.187cm 6.353cm)" svg:viewBox="0 0 204 4826" svg:d="m204-22374-102 4826-102-4826zm102 4826c34-1609-34-1609 0 0z">
              <text:p/>
            </draw:path>
            <draw:path draw:style-name="gr2" draw:text-style-name="P1" draw:layer="layout" svg:width="0.203cm" svg:height="4.825cm" draw:transform="rotate (1.5707963267946) translate (1.561cm 6.557cm)" svg:viewBox="0 0 204 4826" svg:d="m0 3122 102 4826 102-4826zm-102 4826c-34-1609 34-1609 0 0z">
              <text:p/>
            </draw:path>
            <draw:path draw:style-name="gr2" draw:text-style-name="P1" draw:layer="layout" svg:width="0.203cm" svg:height="4.825cm" draw:transform="rotate (3.1415926535892) translate (6.463cm 11.28cm)" svg:viewBox="0 0 204 4826" svg:d="m0-22560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1745329251994) translate (5.42497842929266cm 1.74708982518394cm)" svg:viewBox="0 0 204 4826" svg:d="m204 5325-102 4826-102-4826zm102 4826c34-1608-34-1608 0 0z">
              <text:p/>
            </draw:path>
            <draw:path draw:style-name="gr2" draw:text-style-name="P1" draw:layer="layout" svg:width="0.203cm" svg:height="4.825cm" draw:transform="rotate (-1.39626340159639) translate (11.0940838229937cm 5.51896323704567cm)" svg:viewBox="0 0 204 4826" svg:d="m204-19934-102 4826-102-4826zm102 4826c34-1609-34-1609 0 0z">
              <text:p/>
            </draw:path>
            <draw:path draw:style-name="gr2" draw:text-style-name="P1" draw:layer="layout" svg:width="0.203cm" svg:height="4.825cm" draw:transform="rotate (1.745329251994) translate (1.64974862074227cm 7.39140137688203cm)" svg:viewBox="0 0 204 4826" svg:d="m0 682 102 4826 102-4826zm-102 4826c-34-1608 34-1608 0 0z">
              <text:p/>
            </draw:path>
            <draw:path draw:style-name="gr2" draw:text-style-name="P1" draw:layer="layout" svg:width="0.203cm" svg:height="4.825cm" draw:transform="rotate (-2.96705972839099) translate (7.29741656912902cm 11.1914250274354cm)" svg:viewBox="0 0 204 4826" svg:d="m0-24577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1745329251994) translate (5.42497842929266cm 1.74808982518394cm)" svg:viewBox="0 0 204 4826" svg:d="m204 5327-102 4826-102-4826zm102 4826c34-1609-34-1609 0 0z">
              <text:p/>
            </draw:path>
            <draw:path draw:style-name="gr2" draw:text-style-name="P1" draw:layer="layout" svg:width="0.203cm" svg:height="4.825cm" draw:transform="rotate (-1.39626340159639) translate (11.0940838229937cm 5.51996323704567cm)" svg:viewBox="0 0 204 4826" svg:d="m204-19934-102 4826-102-4826zm102 4826c34-1609-34-1609 0 0z">
              <text:p/>
            </draw:path>
            <draw:path draw:style-name="gr2" draw:text-style-name="P1" draw:layer="layout" svg:width="0.203cm" svg:height="4.825cm" draw:transform="rotate (1.745329251994) translate (1.64974862074227cm 7.39240137688203cm)" svg:viewBox="0 0 204 4826" svg:d="m0 682 102 4826 102-4826zm-102 4826c-34-1609 34-1609 0 0z">
              <text:p/>
            </draw:path>
            <draw:path draw:style-name="gr2" draw:text-style-name="P1" draw:layer="layout" svg:width="0.203cm" svg:height="4.825cm" draw:transform="rotate (-2.96705972839099) translate (7.29741656912902cm 11.1924250274354cm)" svg:viewBox="0 0 204 4826" svg:d="m0-24579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3490658503988) translate (4.61941471793387cm 1.98527482077852cm)" svg:viewBox="0 0 204 4826" svg:d="m204 6891-102 4826-102-4826zm102 4826c34-1609-34-1609 0 0z">
              <text:p/>
            </draw:path>
            <draw:path draw:style-name="gr2" draw:text-style-name="P1" draw:layer="layout" svg:width="0.203cm" svg:height="4.825cm" draw:transform="rotate (-1.22173047639699) translate (10.8573726066541cm 4.7154151795426cm)" svg:viewBox="0 0 204 4826" svg:d="m204-17180-102 4826-102-4826zm102 4826c34-1608-34-1608 0 0z">
              <text:p/>
            </draw:path>
            <draw:path draw:style-name="gr2" draw:text-style-name="P1" draw:layer="layout" svg:width="0.203cm" svg:height="4.825cm" draw:transform="rotate (1.9198621771934) translate (1.88166354820742cm 8.19939837383581cm)" svg:viewBox="0 0 204 4826" svg:d="m0-2072 102 4826 102-4826zm-102 4826c-34-1609 34-1609 0 0z">
              <text:p/>
            </draw:path>
            <draw:path draw:style-name="gr2" draw:text-style-name="P1" draw:layer="layout" svg:width="0.203cm" svg:height="4.825cm" draw:transform="rotate (-2.79252680319159) translate (8.10339791222708cm 10.9609838792252cm)" svg:viewBox="0 0 204 4826" svg:d="m0-26143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5235987755982) translate (3.86770955042341cm 2.35826574601825cm)" svg:viewBox="0 0 204 4826" svg:d="m204 7952-102 4826-102-4826zm102 4826c34-1608-34-1608 0 0z">
              <text:p/>
            </draw:path>
            <draw:path draw:style-name="gr2" draw:text-style-name="P1" draw:layer="layout" svg:width="0.203cm" svg:height="4.825cm" draw:transform="rotate (-1.04719755119759) translate (10.4849827402731cm 3.96371911840132cm)" svg:viewBox="0 0 204 4826" svg:d="m204-14197-102 4826-102-4826zm102 4826c34-1608-34-1608 0 0z">
              <text:p/>
            </draw:path>
            <draw:path draw:style-name="gr2" draw:text-style-name="P1" draw:layer="layout" svg:width="0.203cm" svg:height="4.825cm" draw:transform="rotate (2.0943951023928) translate (2.25062220344412cm 8.95338830077335cm)" svg:viewBox="0 0 204 4826" svg:d="m0-5055 102 4826 102-4826zm-102 4826c-34-1609 34-1609 0 0z">
              <text:p/>
            </draw:path>
            <draw:path draw:style-name="gr2" draw:text-style-name="P1" draw:layer="layout" svg:width="0.203cm" svg:height="4.825cm" draw:transform="rotate (-2.61799387799219) translate (8.85737873279544cm 10.5926262828473cm)" svg:viewBox="0 0 204 4826" svg:d="m0-27204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0.6981317007976) translate (3.19083117933164cm 2.85597906979485cm)" svg:viewBox="0 0 204 4826" svg:d="m204 8478-102 4826-102-4826zm102 4826c34-1609-34-1609 0 0z">
              <text:p/>
            </draw:path>
            <draw:path draw:style-name="gr2" draw:text-style-name="P1" draw:layer="layout" svg:width="0.203cm" svg:height="4.825cm" draw:transform="rotate (-0.872664625998186) translate (9.98635717293901cm 3.28796456747566cm)" svg:viewBox="0 0 204 4826" svg:d="m204-11073-102 4826-102-4826zm102 4826c34-1609-34-1609 0 0z">
              <text:p/>
            </draw:path>
            <draw:path draw:style-name="gr2" draw:text-style-name="P1" draw:layer="layout" svg:width="0.203cm" svg:height="4.825cm" draw:transform="rotate (2.2689280275922) translate (2.74354203585178cm 9.63171116471456cm)" svg:viewBox="0 0 204 4826" svg:d="m0-8179 102 4826 102-4826zm-102 4826c-34-1609 34-1609 0 0z">
              <text:p/>
            </draw:path>
            <draw:path draw:style-name="gr2" draw:text-style-name="P1" draw:layer="layout" svg:width="0.203cm" svg:height="4.825cm" draw:transform="rotate (-2.44346095279279) translate (9.53457777657053cm 10.0987942068821cm)" svg:viewBox="0 0 204 4826" svg:d="m0-27730 102 4826 102-4826zm-102 4826c-34-1608 34-1608 0 0z">
              <text:p/>
            </draw:path>
          </draw:g>
          <draw:g>
            <draw:path draw:style-name="gr2" draw:text-style-name="P1" draw:layer="layout" svg:width="0.203cm" svg:height="4.825cm" draw:transform="rotate (0.872664625997) translate (2.61125505796525cm 3.46300549725307cm)" svg:viewBox="0 0 204 4826" svg:d="m204 8453-102 4826-102-4826zm102 4826c34-1609-34-1609 0 0z">
              <text:p/>
            </draw:path>
            <draw:path draw:style-name="gr2" draw:text-style-name="P1" draw:layer="layout" svg:width="0.203cm" svg:height="4.825cm" draw:transform="rotate (-0.698131700798786) translate (9.3785552367166cm 2.7083974594798cm)" svg:viewBox="0 0 204 4826" svg:d="m204-7907-102 4826-102-4826zm102 4826c34-1609-34-1609 0 0z">
              <text:p/>
            </draw:path>
            <draw:path draw:style-name="gr2" draw:text-style-name="P1" draw:layer="layout" svg:width="0.203cm" svg:height="4.825cm" draw:transform="rotate (2.4434609527916) translate (3.34735477227024cm 10.2134699413191cm)" svg:viewBox="0 0 204 4826" svg:d="m0-11345 102 4826 102-4826zm-102 4826c-34-1608 34-1608 0 0z">
              <text:p/>
            </draw:path>
            <draw:path draw:style-name="gr2" draw:text-style-name="P1" draw:layer="layout" svg:width="0.203cm" svg:height="4.825cm" draw:transform="rotate (-2.26892802759339) translate (10.1163275398046cm 9.49420596169943cm)" svg:viewBox="0 0 204 4826" svg:d="m0-27705 102 4826 102-4826zm-102 4826c-34-1608 34-1608 0 0z">
              <text:p/>
            </draw:path>
          </draw:g>
          <draw:g>
            <draw:path draw:style-name="gr2" draw:text-style-name="P1" draw:layer="layout" svg:width="0.203cm" svg:height="4.825cm" draw:transform="rotate (1.0471975511964) translate (2.14882985988004cm 4.16102025021531cm)" svg:viewBox="0 0 204 4826" svg:d="m204 7883-102 4826-102-4826zm102 4826c34-1609-34-1609 0 0z">
              <text:p/>
            </draw:path>
            <draw:path draw:style-name="gr2" draw:text-style-name="P1" draw:layer="layout" svg:width="0.203cm" svg:height="4.825cm" draw:transform="rotate (-0.523598775599386) translate (8.68228323226311cm 2.2427470603656cm)" svg:viewBox="0 0 204 4826" svg:d="m204-4798-102 4826-102-4826zm102 4826c34-1608-34-1608 0 0z">
              <text:p/>
            </draw:path>
            <draw:path draw:style-name="gr2" draw:text-style-name="P1" draw:layer="layout" svg:width="0.203cm" svg:height="4.825cm" draw:transform="rotate (2.617993877991) translate (4.04595241463513cm 10.6811075971946cm)" svg:viewBox="0 0 204 4826" svg:d="m0-14454 102 4826 102-4826zm-102 4826c-34-1609 34-1609 0 0z">
              <text:p/>
            </draw:path>
            <draw:path draw:style-name="gr2" draw:text-style-name="P1" draw:layer="layout" svg:width="0.203cm" svg:height="4.825cm" draw:transform="rotate (-2.09439510239399) translate (10.587190396709cm 8.79735106784329cm)" svg:viewBox="0 0 204 4826" svg:d="m0-27135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1.2217304763958) translate (1.81336759433363cm 4.92862850898651cm)" svg:viewBox="0 0 204 4826" svg:d="m204 6779-102 4826-102-4826zm102 4826c34-1608-34-1608 0 0z">
              <text:p/>
            </draw:path>
            <draw:path draw:style-name="gr2" draw:text-style-name="P1" draw:layer="layout" svg:width="0.203cm" svg:height="4.825cm" draw:transform="rotate (-0.349065850399987) translate (7.91445848571551cm 1.90497592724087cm)" svg:viewBox="0 0 204 4826" svg:d="m204-1834-102 4826-102-4826zm102 4826c34-1608-34-1608 0 0z">
              <text:p/>
            </draw:path>
            <draw:path draw:style-name="gr2" draw:text-style-name="P1" draw:layer="layout" svg:width="0.203cm" svg:height="4.825cm" draw:transform="rotate (2.7925268031904) translate (4.81386988070294cm 11.0202292041645cm)" svg:viewBox="0 0 204 4826" svg:d="m0-17418 102 4826 102-4826zm-102 4826c-34-1609 34-1609 0 0z">
              <text:p/>
            </draw:path>
            <draw:path draw:style-name="gr2" draw:text-style-name="P1" draw:layer="layout" svg:width="0.203cm" svg:height="4.825cm" draw:transform="rotate (-1.91986217719459) translate (10.9286208712572cm 8.02921711399907cm)" svg:viewBox="0 0 204 4826" svg:d="m0-26031 102 4826 102-4826zm-102 4826c-34-1609 34-1609 0 0z">
              <text:p/>
            </draw:path>
          </draw:g>
          <draw:g>
            <draw:path draw:style-name="gr2" draw:text-style-name="P1" draw:layer="layout" svg:width="0.203cm" svg:height="4.825cm" draw:transform="rotate (1.3962634015952) translate (1.61634110641916cm 5.74434842912174cm)" svg:viewBox="0 0 204 4826" svg:d="m204 5179-102 4826-102-4826zm102 4826c34-1609-34-1609 0 0z">
              <text:p/>
            </draw:path>
            <draw:path draw:style-name="gr2" draw:text-style-name="P1" draw:layer="layout" svg:width="0.203cm" svg:height="4.825cm" draw:transform="rotate (-0.174532925200587) translate (7.09969095736616cm 1.70718860913448cm)" svg:viewBox="0 0 204 4826" svg:d="m204 897-102 4826-102-4826zm102 4826c34-1609-34-1609 0 0z">
              <text:p/>
            </draw:path>
            <draw:path draw:style-name="gr2" draw:text-style-name="P1" draw:layer="layout" svg:width="0.203cm" svg:height="4.825cm" draw:transform="rotate (2.9670597283898) translate (5.62905438075878cm 11.222372267874cm)" svg:viewBox="0 0 204 4826" svg:d="m0-20149 102 4826 102-4826zm-102 4826c-34-1608 34-1608 0 0z">
              <text:p/>
            </draw:path>
            <draw:path draw:style-name="gr2" draw:text-style-name="P1" draw:layer="layout" svg:width="0.203cm" svg:height="4.825cm" draw:transform="rotate (-1.74532925199519) translate (11.1315247651587cm 7.21498500572912cm)" svg:viewBox="0 0 204 4826" svg:d="m0-24431 102 4826 102-4826zm-102 4826c-34-1608 34-1608 0 0z">
              <text:p/>
            </draw:path>
          </draw:g>
        </draw:g>
        <draw:custom-shape draw:style-name="gr3" draw:text-style-name="P1" draw:layer="layout" svg:width="4.064cm" svg:height="4.064cm" svg:x="4.329cm" svg:y="4.448cm">
          <text:p/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ustom-shape draw:style-name="gr4" draw:text-style-name="P1" draw:layer="layout" svg:width="0.749cm" svg:height="0.749cm" svg:x="2.805cm" svg:y="3.699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" draw:layer="layout" svg:width="1.029cm" svg:height="1.029cm" svg:x="3.46cm" svg:y="2.67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path draw:style-name="gr5" draw:text-style-name="P1" draw:layer="layout" svg:width="9.443cm" svg:height="9.443cm" svg:x="1.681cm" svg:y="1.754cm" svg:viewBox="0 0 9444 9444" svg:d="m4722 9444c-2608 0-4722-2114-4722-4722 0-85 2-170 7-254 136 2199 1963 3940 4197 3940 2322 0 4204-1882 4204-4204 0-2234-1741-4061-3940-4197 84-5 169-7 254-7 2608 0 4722 2114 4722 4722s-2114 4722-4722 4722z">
          <text:p/>
        </draw:path>
        <draw:polygon draw:style-name="gr6" draw:text-style-name="P1" draw:layer="layout" svg:width="8.254cm" svg:height="5.714cm" svg:x="2.297cm" svg:y="4.013cm" svg:viewBox="0 0 8255 5715" draw:points="5405,0 8255,0 5639,5706 5461,5706 5466,5715 2617,5715 0,9 2850,9 4126,279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stroke-linejoin="non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C. Pilato</meta:initial-creator>
    <meta:creation-date>2008-04-18T08:54:24</meta:creation-date>
    <dc:creator>C. Pilato</dc:creator>
    <dc:date>2008-04-18T10:50:09</dc:date>
    <meta:editing-cycles>3</meta:editing-cycles>
    <meta:editing-duration>PT1H55M46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